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858in" svg:height="4.8209in" svg:x="7.0461in" svg:y="0.0839in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583in" svg:height="4.7685in" svg:x="0.2819in" svg:y="3.5031in">
            <draw:object draw:notify-on-update-of-ranges="Sheet1.F1:Sheet1.F10 Sheet1.G1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5555in" svg:height="4.7583in" svg:x="7.0567in" svg:y="10.3843in">
            <draw:object draw:notify-on-update-of-ranges="Sheet1.F60:Sheet1.F64 Sheet1.G60:Sheet1.G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table:formula="of:=0.6*1200000*2/([.D1]*1000)" office:value-type="float" office:value="7.57894736842105" calcext:value-type="float">
            <text:p>7.57894736842105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table:formula="of:=500/150" office:value-type="float" office:value="3.33333333333333" calcext:value-type="float">
            <text:p>3.3333333333333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6*1200000*2/([.D2]*1000)" office:value-type="float" office:value="14.4" calcext:value-type="float">
            <text:p>14.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6*1200000*2/([.D3]*1000)" office:value-type="float" office:value="20.5714285714286" calcext:value-type="float">
            <text:p>20.571428571428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6*1200000*2/([.D4]*1000)" office:value-type="float" office:value="24" calcext:value-type="float">
            <text:p>2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4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6*1200000*2/([.D5]*1000)" office:value-type="float" office:value="28.8" calcext:value-type="float">
            <text:p>28.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8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0.6*1200000*2/([.D6]*1000)" office:value-type="float" office:value="72" calcext:value-type="float">
            <text:p>7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14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0.6*1200000*2/([.D7]*1000)" office:value-type="float" office:value="144" calcext:value-type="float">
            <text:p>1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20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0.6*1200000*2/([.D8]*1000)" office:value-type="float" office:value="180" calcext:value-type="float">
            <text:p>18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24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0.6*1200000*2/([.D9]*1000)" office:value-type="float" office:value="288" calcext:value-type="float">
            <text:p>28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0.6*1200000*2/([.D9]*1000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0.6*1200000*2/([.D10]*1000)"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0.6*1200000*2/([.D10]*1000)" office:value-type="float" office:value="360" calcext:value-type="float">
            <text:p>360</text:p>
          </table:table-cell>
        </table:table-row>
        <table:table-row table:style-name="ro1" table:number-rows-repeated="38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, mkm</text:p>
          </table:table-cell>
          <table:table-cell table:formula="of:=450/5" office:value-type="float" office:value="90" calcext:value-type="float">
            <text:p>90</text:p>
          </table:table-cell>
          <table:table-cell/>
          <table:table-cell office:value-type="string" calcext:value-type="string">
            <text:p>d2, mkm</text:p>
          </table:table-cell>
          <table:table-cell table:formula="of:=600-45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0006*1200*2/[.A51]" office:value-type="float" office:value="0.0626086956521739" calcext:value-type="float">
            <text:p>0.0626086956521739</text:p>
          </table:table-cell>
          <table:table-cell table:formula="of:=[.B51]*1000" office:value-type="float" office:value="62.6086956521739" calcext:value-type="float">
            <text:p>62.6086956521739</text:p>
          </table:table-cell>
          <table:table-cell office:value-type="float" office:value="5" calcext:value-type="float">
            <text:p>5</text:p>
          </table:table-cell>
          <table:table-cell table:formula="of:=0.0006*110*5/[.D51]" office:value-type="float" office:value="0.066" calcext:value-type="float">
            <text:p>0.066</text:p>
          </table:table-cell>
          <table:table-cell table:formula="of:=[.E51]*1000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0006*1200*2/[.A52]" office:value-type="float" office:value="0.032" calcext:value-type="float">
            <text:p>0.032</text:p>
          </table:table-cell>
          <table:table-cell table:formula="of:=[.B52]*1000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0.0006*110*5/[.D52]" office:value-type="float" office:value="0.033" calcext:value-type="float">
            <text:p>0.033</text:p>
          </table:table-cell>
          <table:table-cell table:formula="of:=[.E52]*1000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0006*1200*2/[.A53]" office:value-type="float" office:value="0.0221538461538461" calcext:value-type="float">
            <text:p>0.0221538461538461</text:p>
          </table:table-cell>
          <table:table-cell table:formula="of:=[.B53]*1000" office:value-type="float" office:value="22.1538461538462" calcext:value-type="float">
            <text:p>22.1538461538462</text:p>
          </table:table-cell>
          <table:table-cell office:value-type="float" office:value="15" calcext:value-type="float">
            <text:p>15</text:p>
          </table:table-cell>
          <table:table-cell table:formula="of:=0.0006*110*5/[.D53]" office:value-type="float" office:value="0.022" calcext:value-type="float">
            <text:p>0.022</text:p>
          </table:table-cell>
          <table:table-cell table:formula="of:=[.E53]*1000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006*1200*2/[.A54]" office:value-type="float" office:value="0.144" calcext:value-type="float">
            <text:p>0.144</text:p>
          </table:table-cell>
          <table:table-cell table:formula="of:=[.B54]*1000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0.0006*110*5/[.D54]" office:value-type="float" office:value="0.165" calcext:value-type="float">
            <text:p>0.165</text:p>
          </table:table-cell>
          <table:table-cell table:formula="of:=[.E54]*1000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06*1200*2/[.A55]" office:value-type="float" office:value="0.110769230769231" calcext:value-type="float">
            <text:p>0.110769230769231</text:p>
          </table:table-cell>
          <table:table-cell table:formula="of:=[.B55]*1000" office:value-type="float" office:value="110.769230769231" calcext:value-type="float">
            <text:p>110.769230769231</text:p>
          </table:table-cell>
          <table:table-cell office:value-type="float" office:value="3" calcext:value-type="float">
            <text:p>3</text:p>
          </table:table-cell>
          <table:table-cell table:formula="of:=0.0006*110*5/[.D55]" office:value-type="float" office:value="0.11" calcext:value-type="float">
            <text:p>0.11</text:p>
          </table:table-cell>
          <table:table-cell table:formula="of:=[.E55]*1000" office:value-type="float" office:value="110" calcext:value-type="float">
            <text:p>11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г2</text:p>
          </table:table-cell>
          <table:table-cell table:number-columns-repeated="6"/>
        </table:table-row>
        <table:table-row table:style-name="ro1">
          <table:table-cell table:formula="of:=1000/150" office:value-type="float" office:value="6.66666666666667" calcext:value-type="float">
            <text:p>6.66666666666667</text:p>
          </table:table-cell>
          <table:table-cell office:value-type="string" calcext:value-type="string">
            <text:p>delta y</text:p>
          </table:table-cell>
          <table:table-cell table:number-columns-repeated="2"/>
          <table:table-cell office:value-type="string" calcext:value-type="string">
            <text:p>ds</text:p>
          </table:table-cell>
          <table:table-cell office:value-type="string" calcext:value-type="string">
            <text:p>1/ds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formula="of:=[.A60]/6.6" office:value-type="float" office:value="0.00106060606060606" calcext:value-type="float">
            <text:p>0.00106060606060606</text:p>
          </table:table-cell>
          <table:table-cell/>
          <table:table-cell table:formula="of:=0.0006*110/[.B60]" office:value-type="float" office:value="62.2285714285714" calcext:value-type="float">
            <text:p>62.2285714285714</text:p>
          </table:table-cell>
          <table:table-cell office:value-type="float" office:value="62.6" calcext:value-type="float">
            <text:p>62.6</text:p>
          </table:table-cell>
          <table:table-cell table:formula="of:=1/[.E60]" office:value-type="float" office:value="0.0159744408945687" calcext:value-type="float">
            <text:p>0.0159744408945687</text:p>
          </table:table-cell>
          <table:table-cell table:formula="of:=[.A60]/6.6" office:value-type="float" office:value="0.00106060606060606" calcext:value-type="float">
            <text:p>0.0010606060606060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[.A61]/6.6" office:value-type="float" office:value="0.000757575757575758" calcext:value-type="float">
            <text:p>0.000757575757575758</text:p>
          </table:table-cell>
          <table:table-cell/>
          <table:table-cell table:formula="of:=0.0006*110/[.B61]" office:value-type="float" office:value="87.12" calcext:value-type="float">
            <text:p>87.12</text:p>
          </table:table-cell>
          <table:table-cell office:value-type="float" office:value="110.7" calcext:value-type="float">
            <text:p>110.7</text:p>
          </table:table-cell>
          <table:table-cell table:formula="of:=1/[.E61]" office:value-type="float" office:value="0.00903342366757001" calcext:value-type="float">
            <text:p>0.00903342366757001</text:p>
          </table:table-cell>
          <table:table-cell table:formula="of:=[.A61]/6.6" office:value-type="float" office:value="0.000757575757575758" calcext:value-type="float">
            <text:p>0.00075757575757575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[.A62]/6.6" office:value-type="float" office:value="0.000454545454545455" calcext:value-type="float">
            <text:p>0.000454545454545455</text:p>
          </table:table-cell>
          <table:table-cell/>
          <table:table-cell table:formula="of:=0.0006*110/[.B62]" office:value-type="float" office:value="145.2" calcext:value-type="float">
            <text:p>145.2</text:p>
          </table:table-cell>
          <table:table-cell office:value-type="float" office:value="144" calcext:value-type="float">
            <text:p>144</text:p>
          </table:table-cell>
          <table:table-cell table:formula="of:=1/[.E62]" office:value-type="float" office:value="0.00694444444444444" calcext:value-type="float">
            <text:p>0.00694444444444444</text:p>
          </table:table-cell>
          <table:table-cell table:formula="of:=[.A62]/6.6" office:value-type="float" office:value="0.000454545454545455" calcext:value-type="float">
            <text:p>0.00045454545454545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[.A63]/6.6" office:value-type="float" office:value="0.00378787878787879" calcext:value-type="float">
            <text:p>0.00378787878787879</text:p>
          </table:table-cell>
          <table:table-cell/>
          <table:table-cell table:formula="of:=0.0006*110/[.B63]" office:value-type="float" office:value="17.424" calcext:value-type="float">
            <text:p>17.424</text:p>
          </table:table-cell>
          <table:table-cell office:value-type="float" office:value="22" calcext:value-type="float">
            <text:p>22</text:p>
          </table:table-cell>
          <table:table-cell table:formula="of:=1/[.E63]" office:value-type="float" office:value="0.0454545454545455" calcext:value-type="float">
            <text:p>0.0454545454545455</text:p>
          </table:table-cell>
          <table:table-cell table:formula="of:=[.A63]/6.6" office:value-type="float" office:value="0.00378787878787879" calcext:value-type="float">
            <text:p>0.003787878787878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formula="of:=[.A64]/6.6" office:value-type="float" office:value="0.00227272727272727" calcext:value-type="float">
            <text:p>0.00227272727272727</text:p>
          </table:table-cell>
          <table:table-cell/>
          <table:table-cell table:formula="of:=0.0006*110/[.B64]" office:value-type="float" office:value="29.04" calcext:value-type="float">
            <text:p>29.04</text:p>
          </table:table-cell>
          <table:table-cell office:value-type="float" office:value="32" calcext:value-type="float">
            <text:p>32</text:p>
          </table:table-cell>
          <table:table-cell table:formula="of:=1/[.E64]" office:value-type="float" office:value="0.03125" calcext:value-type="float">
            <text:p>0.03125</text:p>
          </table:table-cell>
          <table:table-cell table:formula="of:=[.A64]/6.6" office:value-type="float" office:value="0.00227272727272727" calcext:value-type="float">
            <text:p>0.0022727272727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08:35:41.691837017</meta:creation-date>
    <dc:date>2022-04-07T22:06:31.004651922</dc:date>
    <meta:editing-duration>PT9H56M36S</meta:editing-duration>
    <meta:editing-cycles>2</meta:editing-cycles>
    <meta:generator>LibreOffice/7.3.2.2$Linux_X86_64 LibreOffice_project/454130fadb9a820d3728b86ccb63c8f359d70528</meta:generator>
    <meta:document-statistic meta:table-count="1" meta:cell-count="11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37cm" svg:height="12.246cm" xlink:href=".." xlink:type="simple" chart:class="chart:scatter" chart:style-name="ch1">
        <chart:title svg:x="6.325cm" svg:y="0.38cm" chart:style-name="ch2">
          <text:p>Зависимость Dс от D</text:p>
        </chart:title>
        <chart:plot-area chart:style-name="ch3" table:cell-range-address="Sheet1.A1:Sheet1.B10" svg:x="1.355cm" svg:y="1.403cm" svg:width="15.538cm" svg:height="9.618cm">
          <chart:coordinate-region svg:x="2.162cm" svg:y="1.602cm" svg:width="14.451cm" svg:height="8.772cm"/>
          <chart:axis chart:dimension="x" chart:name="primary-x" chart:style-name="ch4">
            <chart:title svg:x="8.948cm" svg:y="11.265cm" chart:style-name="ch5">
              <text:p>D</text:p>
            </chart:title>
          </chart:axis>
          <chart:axis chart:dimension="y" chart:name="primary-y" chart:style-name="ch6">
            <chart:title svg:x="0.451cm" svg:y="6.468cm" chart:style-name="ch7">
              <text:p>Dc</text:p>
            </chart:title>
            <chart:grid chart:style-name="ch8" chart:class="major"/>
          </chart:axis>
          <chart:series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10</svg:desc>
                </draw:g>
              </table:table-cell>
              <table:table-cell office:value-type="float" office:value="7.57894736842105">
                <text:p>7.57894736842105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.5714285714286">
                <text:p>20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9cm" svg:height="12.113cm" xlink:href=".." xlink:type="simple" chart:class="chart:scatter" chart:style-name="ch1">
        <chart:title svg:x="6.036cm" svg:y="0.378cm" chart:style-name="ch2">
          <text:p>Зависимость Dc от D</text:p>
        </chart:title>
        <chart:plot-area chart:style-name="ch3" table:cell-range-address="Sheet1.F1:Sheet1.G10" svg:x="0.333cm" svg:y="1.399cm" svg:width="15.993cm" svg:height="10.472cm">
          <chart:coordinate-region svg:x="1.14cm" svg:y="1.598cm" svg:width="14.906cm" svg:height="9.62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:Sheet1.G10" chart:class="chart:scatter">
            <chart:domain table:cell-range-address="Sheet1.F1:Sheet1.F10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333333333333">
                <text:p>3.33333333333333</text:p>
                <draw:g>
                  <svg:desc>Sheet1.F1:Sheet1.F10</svg:desc>
                </draw:g>
              </table:table-cell>
              <table:table-cell office:value-type="float" office:value="3">
                <text:p>3</text:p>
                <draw:g>
                  <svg:desc>Sheet1.G1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92cm" svg:height="12.087cm" xlink:href=".." xlink:type="simple" chart:class="chart:scatter" chart:style-name="ch1">
        <chart:title svg:x="8.362cm" svg:y="0.377cm" chart:style-name="ch2">
          <text:p>dy = f(1/dc)</text:p>
        </chart:title>
        <chart:plot-area chart:style-name="ch3" table:cell-range-address="Sheet1.F60:Sheet1.G64" svg:x="1.394cm" svg:y="1.397cm" svg:width="17.415cm" svg:height="9.468cm">
          <chart:coordinate-region svg:x="2.677cm" svg:y="1.596cm" svg:width="15.801cm" svg:height="8.622cm"/>
          <chart:axis chart:dimension="x" chart:name="primary-x" chart:style-name="ch4">
            <chart:title svg:x="9.739cm" svg:y="11.106cm" chart:style-name="ch5">
              <text:p>1/dc</text:p>
            </chart:title>
            <chart:grid chart:style-name="ch6" chart:class="major"/>
          </chart:axis>
          <chart:axis chart:dimension="y" chart:name="primary-y" chart:style-name="ch7">
            <chart:title svg:x="0.451cm" svg:y="6.36cm" chart:style-name="ch8">
              <text:p>dy</text:p>
            </chart:title>
            <chart:grid chart:style-name="ch6" chart:class="major"/>
          </chart:axis>
          <chart:series chart:style-name="ch9" chart:values-cell-range-address="Sheet1.G60:Sheet1.G64" chart:class="chart:scatter">
            <chart:domain table:cell-range-address="Sheet1.F60:Sheet1.F64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744408945687">
                <text:p>0.0159744408945687</text:p>
                <draw:g>
                  <svg:desc>Sheet1.F60:Sheet1.F64</svg:desc>
                </draw:g>
              </table:table-cell>
              <table:table-cell office:value-type="float" office:value="0.00106060606060606">
                <text:p>0.00106060606060606</text:p>
                <draw:g>
                  <svg:desc>Sheet1.G60:Sheet1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3342366757001">
                <text:p>0.00903342366757001</text:p>
              </table:table-cell>
              <table:table-cell office:value-type="float" office:value="0.000757575757575758">
                <text:p>0.00075757575757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0454545454545455">
                <text:p>0.00045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0378787878787879">
                <text:p>0.003787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00227272727272727">
                <text:p>0.0022727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